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adornments="Norm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_20_left">
      <style:text-properties style:text-underline-style="solid" style:text-underline-width="auto" style:text-underline-color="font-color" officeooo:rsid="002294da" officeooo:paragraph-rsid="002294da"/>
    </style:style>
    <style:style style:name="P2" style:family="paragraph" style:parent-style-name="Title">
      <style:text-properties officeooo:rsid="000e86ad" officeooo:paragraph-rsid="000e86ad"/>
    </style:style>
    <style:style style:name="P3" style:family="paragraph" style:parent-style-name="Subtitle">
      <style:text-properties officeooo:rsid="000e86ad" officeooo:paragraph-rsid="0015a174"/>
    </style:style>
    <style:style style:name="P4" style:family="paragraph" style:parent-style-name="Subtitle">
      <style:text-properties officeooo:paragraph-rsid="0015a174"/>
    </style:style>
    <style:style style:name="P5" style:family="paragraph" style:parent-style-name="Subtitle">
      <style:text-properties officeooo:paragraph-rsid="001f3ff0"/>
    </style:style>
    <style:style style:name="P6" style:family="paragraph" style:parent-style-name="Text_20_body">
      <style:text-properties officeooo:paragraph-rsid="0015a174"/>
    </style:style>
    <style:style style:name="P7" style:family="paragraph" style:parent-style-name="Text_20_body">
      <style:text-properties officeooo:rsid="0024441f" officeooo:paragraph-rsid="0024441f"/>
    </style:style>
    <style:style style:name="P8" style:family="paragraph" style:parent-style-name="Heading_20_1">
      <style:text-properties officeooo:rsid="0016dc83" officeooo:paragraph-rsid="0016dc83"/>
    </style:style>
    <style:style style:name="P9" style:family="paragraph" style:parent-style-name="Heading_20_1">
      <style:text-properties officeooo:rsid="002294da" officeooo:paragraph-rsid="002294da"/>
    </style:style>
    <style:style style:name="P10" style:family="paragraph" style:parent-style-name="Heading_20_1">
      <style:paragraph-properties fo:break-before="page"/>
      <style:text-properties officeooo:rsid="002294da" officeooo:paragraph-rsid="002294da"/>
    </style:style>
    <style:style style:name="P11" style:family="paragraph" style:parent-style-name="Title" style:master-page-name="First_20_Page">
      <style:paragraph-properties style:page-number="auto"/>
    </style:style>
    <style:style style:name="T1" style:family="text">
      <style:text-properties officeooo:rsid="000e86ad"/>
    </style:style>
    <style:style style:name="T2" style:family="text">
      <style:text-properties officeooo:rsid="001939fa"/>
    </style:style>
    <style:style style:name="T3" style:family="text">
      <style:text-properties officeooo:rsid="002294da"/>
    </style:style>
    <style:style style:name="T4" style:family="text">
      <style:text-properties officeooo:rsid="002444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text:s/><text:span text:style-name="T3">Predicción de series temporales</text:span></text:p>
      <text:p text:style-name="Text_20_body"/>
      <text:p text:style-name="Text_20_body"/>
      <text:p text:style-name="Text_20_body"/>
      <text:p text:style-name="Text_20_body"/>
      <text:p text:style-name="Text_20_body"/>
      <text:p text:style-name="P4">grado en ingeniería informática en sistemas de información</text:p>
      <text:p text:style-name="P6"/>
      <text:p text:style-name="P4">Asignatura: <text:span text:style-name="T3">Arquitectura orientada a servicios</text:span></text:p>
      <text:p text:style-name="P3">Curso: <text:span text:style-name="T2">cuart</text:span>o</text:p>
      <text:p text:style-name="P5"><text:span text:style-name="T1">autores</text:span>: <text:span text:style-name="T3">Pablo García, Carlos González, Aarón portales y </text:span></text:p>
      <text:p text:style-name="P5">josé ignacio <text:s/>mayoral</text:p>
      <text:p text:style-name="P4"/>
      <text:p text:style-name="P3"/>
      <text:p text:style-name="P3"/>
      <text:h text:style-name="P8" text:outline-level="1"/>
      <text:h text:style-name="P8" text:outline-level="1"/>
      <text:h text:style-name="P10" text:outline-level="1">introducción</text:h>
      <text:p text:style-name="Text_20_body">Se nos pidió el siguiente servicio para trabajo final de la asignatura:</text:p>
      <text:p text:style-name="Text_20_body">Realizar un conjunto de servicios que permita la predicción automática de series temporales a <text:s/>partir <text:s/>de <text:s/>una <text:s/>serie <text:s/>de <text:s/>algoritmos. </text:p>
      <text:p text:style-name="Text_20_body">El sistema contemplará al menos tres algoritmos, además de realizar el preprocesado de información. El resultado se almacenará en ficheros de texto que podrán descargarse desde el servidor. Además se realizará un cliente que permita comprobar el funcionamiento de los diferentes servicios.</text:p>
      <text:h text:style-name="P9" text:outline-level="1">Funcionamiento <text:span text:style-name="T4">general </text:span></text:h>
      <text:p text:style-name="P7">El funcionamiento comenzaría entrando en la página Cliente.html en la misma se piden unos campos y la subida de un fichero csv con los datos requeridos para entrenar a los algoritmos. Mandaremos todo mediante formularios a Cliente.php. </text:p>
      <text:p text:style-name="P7">Una vez rellenados los campos y subido el fichero, se redirecionará a Cliente.php desde donde cogemos los datos del formulario y creamos un array de objetos con todos los datos, el cual mandamos por CURL al ESB, desde el ESB mediante CURL envíamos el mismo array de objetos, siempre codificado en JSON, a los 3 programas con su correspondiente algoritmo que funcionará y nos mandará una predicción, la cual recogemos y escribimos en un fichero diferente para cada algoritmo el cual podemos descargar desde Cliente.php <text:s/>en los botones de descarg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adornments="Norm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left="0cm" fo:margin-right="0cm" fo:margin-top="0.423cm" fo:margin-bottom="0.212cm" loext:contextual-spacing="false" fo:text-align="center" style:justify-single-word="false" fo:text-indent="0cm" style:auto-text-indent="false" style:page-number="auto" fo:keep-with-next="always"/>
      <style:text-properties fo:text-transform="uppercase" style:font-name="Arial1" fo:font-family="Arial" style:font-style-name="Normal" style:font-family-generic="swiss" style:font-pitch="variable" fo:font-size="115%"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 fo:font-family="Arial" style:font-style-name="Normal" style:font-family-generic="swis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er" style:next-style-name="Text_20_body" style:default-outline-level="1" style:list-style-name="" style:class="text" style:master-page-name="">
      <style:paragraph-properties fo:margin-left="0cm" fo:margin-right="0cm" fo:margin-top="0.423cm" fo:margin-bottom="0.212cm" loext:contextual-spacing="false" fo:text-align="start" style:justify-single-word="false" fo:text-indent="0cm" style:auto-text-indent="false" style:page-number="auto"/>
      <style:text-properties fo:text-transform="uppercase" style:font-name="Arial3" fo:font-family="Arial" style:font-style-name="Negrita" style:font-family-generic="swiss" style:font-pitch="variable" fo:font-size="115%"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list-style-name="" style:class="text" style:master-page-name="">
      <loext:graphic-properties draw:fill="none" draw:fill-color="#729fcf"/>
      <style:paragraph-properties fo:margin-left="0cm" fo:margin-right="0cm" fo:margin-top="0.42cm" fo:margin-bottom="0.24cm" loext:contextual-spacing="false" fo:text-align="start" style:justify-single-word="false" fo:text-indent="0cm" style:auto-text-indent="false" style:page-number="auto" fo:background-color="transparent" style:shadow="none">
        <style:tab-stops/>
      </style:paragraph-properties>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list-style-name="" style:class="text" style:master-page-name="">
      <style:paragraph-properties fo:margin-left="0cm" fo:margin-right="0cm" fo:margin-top="0.42cm" fo:margin-bottom="0.24cm" loext:contextual-spacing="false" fo:text-align="justify" style:justify-single-word="false" fo:text-indent="0cm" style:auto-text-indent="false" style:page-number="auto"/>
      <style:text-properties fo:font-variant="normal" fo:text-transform="none" fo:color="#000000" fo:font-size="11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 style:class="text">
      <style:paragraph-properties fo:margin-left="0cm" fo:margin-right="0cm" fo:margin-top="0.42cm" fo:margin-bottom="0.24cm" loext:contextual-spacing="false" fo:text-indent="0cm" style:auto-text-indent="false"/>
      <style:text-properties fo:color="#808080" fo:font-size="8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master-page-name="">
      <style:paragraph-properties fo:margin-top="0cm" fo:margin-bottom="0cm" loext:contextual-spacing="false" fo:text-align="start" style:justify-single-word="false" style:page-number="auto" text:number-lines="false" text:line-number="0"/>
      <style:text-properties fo:font-size="10pt" style:font-size-asian="10pt" style:font-size-complex="10pt"/>
    </style:style>
    <style:style style:name="Heading_20_5" style:display-name="Heading 5" style:family="paragraph" style:parent-style-name="Header"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er"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master-page-name="">
      <style:paragraph-properties fo:margin-top="0cm" fo:margin-bottom="0cm" loext:contextual-spacing="false" style:page-number="auto" fo:padding="0.049cm" fo:border-left="none" fo:border-right="none" fo:border-top="0.06pt solid #000000" fo:border-bottom="none" style:shadow="none" text:number-lines="false" text:line-number="0">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10pt" style:font-size-asian="10.5pt"/>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able" style:family="paragraph" style:parent-style-name="Caption" style:class="extra">
      <loext:graphic-properties draw:fill="none" draw:fill-color="#729fcf"/>
      <style:paragraph-properties fo:margin-left="0cm" fo:margin-right="0cm" fo:margin-top="0cm" fo:margin-bottom="0cm" loext:contextual-spacing="false" fo:text-indent="0cm" style:auto-text-indent="false" fo:background-color="transparent">
        <style:tab-stops/>
      </style:paragraph-properties>
      <style:text-properties fo:font-size="10pt" fo:font-style="normal"/>
    </style:style>
    <style:style style:name="Illustration" style:family="paragraph" style:parent-style-name="Caption" style:class="extra"/>
    <style:style style:name="Numbering_20_2" style:display-name="Numbering 2" style:family="paragraph" style:parent-style-name="List" style:class="list">
      <style:paragraph-properties fo:margin-left="1.27cm" fo:margin-right="0cm" fo:margin-top="0cm" fo:margin-bottom="0.212cm" loext:contextual-spacing="false" style:register-true="tru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style:register-true="tru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5cm" style:type="right" style:leader-style="dotted" style:leader-text="."/>
        </style:tab-stops>
      </style:paragraph-properties>
      <style:text-properties fo:font-size="11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text-underline-style="solid" style:text-underline-width="auto" style:text-underline-color="font-color" officeooo:rsid="002294da" officeooo:paragraph-rsid="002294da"/>
    </style:style>
    <style:page-layout style:name="Mpm1">
      <style:page-layout-properties fo:page-width="21.001cm" fo:page-height="29.7cm" style:num-format="1" style:print-orientation="portrait" fo:margin-top="3cm" fo:margin-bottom="3cm" fo:margin-left="3cm" fo:margin-right="3cm" style:shadow="none" fo:background-color="transparent" style:writing-mode="lr-tb"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redicción de series temporales</text:p>
      </style:header>
      <style:header-left>
        <text:p text:style-name="MP1">Predicción de series temporales</text:p>
      </style:header-left>
      <style:footer>
        <text:p text:style-name="Footer"><text:s text:c="151"/><text:page-number text:select-page="current">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27:06.16</meta:creation-date>
    <dc:date>2018-01-12T19:20:25.403000000</dc:date>
    <meta:editing-duration>PT7H12M19S</meta:editing-duration>
    <meta:editing-cycles>39</meta:editing-cycles>
    <meta:generator>LibreOffice/5.0.3.2$Windows_x86 LibreOffice_project/e5f16313668ac592c1bfb310f4390624e3dbfb75</meta:generator>
    <meta:document-statistic meta:table-count="0" meta:image-count="0" meta:object-count="0" meta:page-count="2" meta:paragraph-count="16" meta:word-count="243" meta:character-count="1754" meta:non-whitespace-character-count="1362"/>
  </office:meta>
</office:document-meta>
</file>